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a69514" officeooo:paragraph-rsid="00a69514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2618c" officeooo:paragraph-rsid="00b2618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65339" officeooo:paragraph-rsid="00b65339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bace4" officeooo:paragraph-rsid="00bbace4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d0bfe7" officeooo:paragraph-rsid="00d0bfe7" style:font-weight-asian="bold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4e610" officeooo:paragraph-rsid="0084e610" style:font-weight-asian="normal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cb252" officeooo:paragraph-rsid="008cb252" style:font-weight-asian="normal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a556c" officeooo:paragraph-rsid="009a556c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b8721" officeooo:paragraph-rsid="009b8721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cf9f1" officeooo:paragraph-rsid="009cf9f1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3f3c4" officeooo:paragraph-rsid="00a3f3c4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69514" officeooo:paragraph-rsid="00a69514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99882" officeooo:paragraph-rsid="00a99882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a5d9d" officeooo:paragraph-rsid="00aa5d9d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c59be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99882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9dd9" officeooo:paragraph-rsid="00ac9dd9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d9b1c" officeooo:paragraph-rsid="00ad9b1c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e8da5" officeooo:paragraph-rsid="00ae8da5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2618c" officeooo:paragraph-rsid="00b2618c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b3f4c1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54912" officeooo:paragraph-rsid="00b54912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0e33e" officeooo:paragraph-rsid="00c0e33e" style:font-weight-asian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255de" officeooo:paragraph-rsid="00c255de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389d8" officeooo:paragraph-rsid="00c389d8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527eb" style:font-weight-asian="normal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7181e" style:font-weight-asian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98c12" officeooo:paragraph-rsid="00c98c12" style:font-weight-asian="normal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851e" style:font-weight-asian="normal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f050" style:font-weight-asian="normal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0bfe7" officeooo:paragraph-rsid="00d0bfe7" style:font-weight-asian="normal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38b48" officeooo:paragraph-rsid="00d38b48" style:font-weight-asian="normal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49767" officeooo:paragraph-rsid="00d49767" style:font-weight-asian="normal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72652" officeooo:paragraph-rsid="00d72652" style:font-weight-asian="normal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8eaf6" officeooo:paragraph-rsid="00d8eaf6" style:font-weight-asian="normal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9c7ff" officeooo:paragraph-rsid="00d9c7ff" style:font-weight-asian="normal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16343" officeooo:paragraph-rsid="00e16343" style:font-weight-asian="normal" style:font-weight-complex="normal"/>
    </style:style>
    <style:style style:name="P7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7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7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size="18pt" fo:font-weight="bold" officeooo:rsid="00b082ca" officeooo:paragraph-rsid="00b082ca" style:font-size-asian="18pt" style:font-weight-asian="bold" style:font-size-complex="18pt" style:font-weight-complex="bold"/>
    </style:style>
    <style:style style:name="P7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9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93632d" officeooo:paragraph-rsid="0093632d" style:font-weight-asian="normal" style:font-weight-complex="normal"/>
    </style:style>
    <style:style style:name="P10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10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106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107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6f996" officeooo:paragraph-rsid="0076f996" style:font-weight-asian="bold" style:font-weight-complex="bold"/>
    </style:style>
    <style:style style:name="P10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10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10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111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112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018ebee" style:font-weight-asian="normal" style:font-weight-complex="normal"/>
    </style:style>
    <style:style style:name="P113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114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115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116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117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118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19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75dd5" officeooo:paragraph-rsid="00775dd5" style:font-weight-asian="normal" style:font-weight-complex="normal"/>
    </style:style>
    <style:style style:name="P120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a5c9e" officeooo:paragraph-rsid="007a5c9e" style:font-weight-asian="normal" style:font-weight-complex="normal"/>
    </style:style>
    <style:style style:name="P121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0004" officeooo:paragraph-rsid="007d0004" style:font-weight-asian="normal" style:font-weight-complex="normal"/>
    </style:style>
    <style:style style:name="P122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9c5b" officeooo:paragraph-rsid="007d9c5b" style:font-weight-asian="normal" style:font-weight-complex="normal"/>
    </style:style>
    <style:style style:name="P123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13a95" officeooo:paragraph-rsid="00813a95" style:font-weight-asian="normal" style:font-weight-complex="normal"/>
    </style:style>
    <style:style style:name="P124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125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909e" officeooo:paragraph-rsid="0086909e" style:font-weight-asian="normal" style:font-weight-complex="normal"/>
    </style:style>
    <style:style style:name="P126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a85d" officeooo:paragraph-rsid="0086a85d" style:font-weight-asian="normal" style:font-weight-complex="normal"/>
    </style:style>
    <style:style style:name="P127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8819e" officeooo:paragraph-rsid="0088819e" style:font-weight-asian="normal" style:font-weight-complex="normal"/>
    </style:style>
    <style:style style:name="P128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129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130" style:family="paragraph" style:parent-style-name="Standard" style:list-style-name="L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131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65339" officeooo:paragraph-rsid="00b65339" style:font-weight-asian="normal" style:font-weight-complex="normal"/>
    </style:style>
    <style:style style:name="P132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836aa" officeooo:paragraph-rsid="00b836aa" style:font-weight-asian="normal" style:font-weight-complex="normal"/>
    </style:style>
    <style:style style:name="P133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134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ace4" officeooo:paragraph-rsid="00bbace4" style:font-weight-asian="normal" style:font-weight-complex="normal"/>
    </style:style>
    <style:style style:name="P135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e7fc" officeooo:paragraph-rsid="00bbe7fc" style:font-weight-asian="normal" style:font-weight-complex="normal"/>
    </style:style>
    <style:style style:name="P136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1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7181e" officeooo:paragraph-rsid="00c7181e" style:font-weight-asian="normal" style:font-weight-complex="normal"/>
    </style:style>
    <style:style style:name="P1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bf050" officeooo:paragraph-rsid="00cbf050" style:font-weight-asian="normal" style:font-weight-complex="normal"/>
    </style:style>
    <style:style style:name="P1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16343" officeooo:paragraph-rsid="00e16343" style:font-weight-asian="normal" style:font-weight-complex="normal"/>
    </style:style>
    <style:style style:name="P1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cab58" officeooo:paragraph-rsid="00ede871" style:font-weight-asian="normal" style:font-weight-complex="normal"/>
    </style:style>
    <style:style style:name="P1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e871" officeooo:paragraph-rsid="00ede871" style:font-weight-asian="normal" style:font-weight-complex="normal"/>
    </style:style>
    <style:style style:name="P1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eddfd" officeooo:paragraph-rsid="00eeddfd" style:font-weight-asian="normal" style:font-weight-complex="normal"/>
    </style:style>
    <style:style style:name="P1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48cc9" officeooo:paragraph-rsid="00f48cc9" style:font-weight-asian="normal" style:font-weight-complex="normal"/>
    </style:style>
    <style:style style:name="P1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8a7d" officeooo:paragraph-rsid="00f68a7d" style:font-weight-asian="normal" style:font-weight-complex="normal"/>
    </style:style>
    <style:style style:name="P1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146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147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148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149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150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8b2064" officeooo:paragraph-rsid="008b2064" style:font-weight-asian="bold" style:font-weight-complex="bold"/>
    </style:style>
    <style:style style:name="P15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48cc9" officeooo:paragraph-rsid="00f48cc9" style:font-weight-asian="bold" style:font-weight-complex="bold"/>
    </style:style>
    <style:style style:name="P15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7be12" officeooo:paragraph-rsid="00f7be12" style:font-weight-asian="bold" style:font-weight-complex="bold"/>
    </style:style>
    <style:style style:name="P15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afa9d" officeooo:paragraph-rsid="00fafa9d" style:font-weight-asian="bold" style:font-weight-complex="bold"/>
    </style:style>
    <style:style style:name="P154" style:family="paragraph" style:parent-style-name="Standard" style:list-style-name="L10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paragraph-rsid="00f6a113"/>
    </style:style>
    <style:style style:name="P155" style:family="paragraph" style:parent-style-name="Standard" style:list-style-name="L10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6a113" officeooo:paragraph-rsid="00f6a113"/>
    </style:style>
    <style:style style:name="P1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6a113" officeooo:paragraph-rsid="00f6a113"/>
    </style:style>
    <style:style style:name="P1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6bf04" officeooo:paragraph-rsid="00f6bf04"/>
    </style:style>
    <style:style style:name="P158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6bf04" officeooo:paragraph-rsid="00f6bf04"/>
    </style:style>
    <style:style style:name="P1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7be12" officeooo:paragraph-rsid="00f7be12"/>
    </style:style>
    <style:style style:name="P1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9733d" officeooo:paragraph-rsid="00f9733d"/>
    </style:style>
    <style:style style:name="P1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a27b2" officeooo:paragraph-rsid="00fa27b2"/>
    </style:style>
    <style:style style:name="P1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afa9d" officeooo:paragraph-rsid="00fafa9d"/>
    </style:style>
    <style:style style:name="P1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c9902" officeooo:paragraph-rsid="00fc9902"/>
    </style:style>
    <style:style style:name="P1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d2aef" officeooo:paragraph-rsid="00fd2aef"/>
    </style:style>
    <style:style style:name="P1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e2775" officeooo:paragraph-rsid="00fe2775"/>
    </style:style>
    <style:style style:name="P1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e8580" officeooo:paragraph-rsid="00fe8580"/>
    </style:style>
    <style:style style:name="P1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080a0" officeooo:paragraph-rsid="010080a0"/>
    </style:style>
    <style:style style:name="P1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2cfda" officeooo:paragraph-rsid="0102cfda"/>
    </style:style>
    <style:style style:name="P16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70720" officeooo:paragraph-rsid="01070720"/>
    </style:style>
    <style:style style:name="P170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70720" officeooo:paragraph-rsid="01070720"/>
    </style:style>
    <style:style style:name="P171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85b89" officeooo:paragraph-rsid="01085b89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fo:font-weight="bold" officeooo:rsid="009de9b4" style:font-weight-asian="bold" style:font-weight-complex="bold"/>
    </style:style>
    <style:style style:name="T8" style:family="text">
      <style:text-properties officeooo:rsid="000ed7e2"/>
    </style:style>
    <style:style style:name="T9" style:family="text">
      <style:text-properties officeooo:rsid="00126a4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0597" style:font-weight-asian="normal" style:font-weight-complex="normal"/>
    </style:style>
    <style:style style:name="T12" style:family="text">
      <style:text-properties fo:font-weight="normal" officeooo:rsid="0069b978" style:font-weight-asian="normal" style:font-weight-complex="normal"/>
    </style:style>
    <style:style style:name="T13" style:family="text">
      <style:text-properties fo:font-weight="normal" officeooo:rsid="006c37eb" style:font-weight-asian="normal" style:font-weight-complex="normal"/>
    </style:style>
    <style:style style:name="T14" style:family="text">
      <style:text-properties fo:font-weight="normal" officeooo:rsid="006d8710" style:font-weight-asian="normal" style:font-weight-complex="normal"/>
    </style:style>
    <style:style style:name="T15" style:family="text">
      <style:text-properties fo:font-weight="normal" officeooo:rsid="006e1042" style:font-weight-asian="normal" style:font-weight-complex="normal"/>
    </style:style>
    <style:style style:name="T16" style:family="text">
      <style:text-properties fo:font-weight="normal" officeooo:rsid="006f0649" style:font-weight-asian="normal" style:font-weight-complex="normal"/>
    </style:style>
    <style:style style:name="T17" style:family="text">
      <style:text-properties fo:font-weight="normal" officeooo:rsid="0070fb25" style:font-weight-asian="normal" style:font-weight-complex="normal"/>
    </style:style>
    <style:style style:name="T18" style:family="text">
      <style:text-properties fo:font-weight="normal" officeooo:rsid="0072bb3b" style:font-weight-asian="normal" style:font-weight-complex="normal"/>
    </style:style>
    <style:style style:name="T19" style:family="text">
      <style:text-properties fo:font-weight="normal" officeooo:rsid="00f6a113" style:font-weight-asian="normal" style:font-weight-complex="normal"/>
    </style:style>
    <style:style style:name="T20" style:family="text">
      <style:text-properties fo:font-weight="normal" officeooo:rsid="00f889ce" style:font-weight-asian="normal" style:font-weight-complex="normal"/>
    </style:style>
    <style:style style:name="T21" style:family="text">
      <style:text-properties fo:font-weight="normal" officeooo:rsid="00f9733d" style:font-weight-asian="normal" style:font-weight-complex="normal"/>
    </style:style>
    <style:style style:name="T22" style:family="text">
      <style:text-properties fo:font-weight="normal" officeooo:rsid="00fa27b2" style:font-weight-asian="normal" style:font-weight-complex="normal"/>
    </style:style>
    <style:style style:name="T23" style:family="text">
      <style:text-properties fo:font-weight="normal" officeooo:rsid="00fd2aef" style:font-weight-asian="normal" style:font-weight-complex="normal"/>
    </style:style>
    <style:style style:name="T24" style:family="text">
      <style:text-properties fo:font-weight="normal" officeooo:rsid="010386a0" style:font-weight-asian="normal" style:font-weight-complex="normal"/>
    </style:style>
    <style:style style:name="T25" style:family="text">
      <style:text-properties fo:font-weight="normal" officeooo:rsid="01054935" style:font-weight-asian="normal" style:font-weight-complex="normal"/>
    </style:style>
    <style:style style:name="T26" style:family="text">
      <style:text-properties fo:font-weight="normal" officeooo:rsid="01061e1d" style:font-weight-asian="normal" style:font-weight-complex="normal"/>
    </style:style>
    <style:style style:name="T27" style:family="text">
      <style:text-properties officeooo:rsid="001c3105"/>
    </style:style>
    <style:style style:name="T28" style:family="text">
      <style:text-properties officeooo:rsid="0025fa2d"/>
    </style:style>
    <style:style style:name="T29" style:family="text">
      <style:text-properties officeooo:rsid="002e1d9f"/>
    </style:style>
    <style:style style:name="T30" style:family="text">
      <style:text-properties officeooo:rsid="002fc8be"/>
    </style:style>
    <style:style style:name="T31" style:family="text">
      <style:text-properties officeooo:rsid="00346d4f"/>
    </style:style>
    <style:style style:name="T32" style:family="text">
      <style:text-properties officeooo:rsid="0036d569"/>
    </style:style>
    <style:style style:name="T33" style:family="text">
      <style:text-properties officeooo:rsid="003ac7e0"/>
    </style:style>
    <style:style style:name="T34" style:family="text">
      <style:text-properties officeooo:rsid="003fb510"/>
    </style:style>
    <style:style style:name="T35" style:family="text">
      <style:text-properties officeooo:rsid="0044d45d"/>
    </style:style>
    <style:style style:name="T36" style:family="text">
      <style:text-properties officeooo:rsid="004c0d3b"/>
    </style:style>
    <style:style style:name="T37" style:family="text">
      <style:text-properties officeooo:rsid="004dd764"/>
    </style:style>
    <style:style style:name="T38" style:family="text">
      <style:text-properties officeooo:rsid="004fa7d7"/>
    </style:style>
    <style:style style:name="T39" style:family="text">
      <style:text-properties officeooo:rsid="0058d5df"/>
    </style:style>
    <style:style style:name="T40" style:family="text">
      <style:text-properties officeooo:rsid="005db31a"/>
    </style:style>
    <style:style style:name="T41" style:family="text">
      <style:text-properties officeooo:rsid="005f1ec0"/>
    </style:style>
    <style:style style:name="T42" style:family="text">
      <style:text-properties officeooo:rsid="006276e0"/>
    </style:style>
    <style:style style:name="T43" style:family="text">
      <style:text-properties officeooo:rsid="0070fb25"/>
    </style:style>
    <style:style style:name="T44" style:family="text">
      <style:text-properties officeooo:rsid="0072bb3b"/>
    </style:style>
    <style:style style:name="T45" style:family="text">
      <style:text-properties officeooo:rsid="00775dd5"/>
    </style:style>
    <style:style style:name="T46" style:family="text">
      <style:text-properties officeooo:rsid="0078c9fe"/>
    </style:style>
    <style:style style:name="T47" style:family="text">
      <style:text-properties officeooo:rsid="007b1eed"/>
    </style:style>
    <style:style style:name="T48" style:family="text">
      <style:text-properties officeooo:rsid="007eb9e6"/>
    </style:style>
    <style:style style:name="T49" style:family="text">
      <style:text-properties officeooo:rsid="008318fa"/>
    </style:style>
    <style:style style:name="T50" style:family="text">
      <style:text-properties officeooo:rsid="0084e610"/>
    </style:style>
    <style:style style:name="T51" style:family="text">
      <style:text-properties officeooo:rsid="0086909e"/>
    </style:style>
    <style:style style:name="T52" style:family="text">
      <style:text-properties officeooo:rsid="008f9236"/>
    </style:style>
    <style:style style:name="T53" style:family="text">
      <style:text-properties officeooo:rsid="00921312"/>
    </style:style>
    <style:style style:name="T54" style:family="text">
      <style:text-properties officeooo:rsid="00959dba"/>
    </style:style>
    <style:style style:name="T55" style:family="text">
      <style:text-properties officeooo:rsid="009a556c"/>
    </style:style>
    <style:style style:name="T56" style:family="text">
      <style:text-properties officeooo:rsid="009de9b4"/>
    </style:style>
    <style:style style:name="T57" style:family="text">
      <style:text-properties officeooo:rsid="00a7e4fb"/>
    </style:style>
    <style:style style:name="T58" style:family="text">
      <style:text-properties officeooo:rsid="00aa5d9d"/>
    </style:style>
    <style:style style:name="T59" style:family="text">
      <style:text-properties officeooo:rsid="00b662a7"/>
    </style:style>
    <style:style style:name="T60" style:family="text">
      <style:text-properties officeooo:rsid="00b948fd"/>
    </style:style>
    <style:style style:name="T61" style:family="text">
      <style:text-properties officeooo:rsid="00bb85bf"/>
    </style:style>
    <style:style style:name="T62" style:family="text">
      <style:text-properties officeooo:rsid="00c1560f"/>
    </style:style>
    <style:style style:name="T63" style:family="text">
      <style:text-properties officeooo:rsid="00cb851e"/>
    </style:style>
    <style:style style:name="T64" style:family="text">
      <style:text-properties officeooo:rsid="00d18e4a"/>
    </style:style>
    <style:style style:name="T65" style:family="text">
      <style:text-properties officeooo:rsid="00d1d4a3"/>
    </style:style>
    <style:style style:name="T66" style:family="text">
      <style:text-properties officeooo:rsid="00d9c7ff"/>
    </style:style>
    <style:style style:name="T67" style:family="text">
      <style:text-properties officeooo:rsid="00db0ec9"/>
    </style:style>
    <style:style style:name="T68" style:family="text">
      <style:text-properties officeooo:rsid="00e2b8f5"/>
    </style:style>
    <style:style style:name="T69" style:family="text">
      <style:text-properties officeooo:rsid="00e321a9"/>
    </style:style>
    <style:style style:name="T70" style:family="text">
      <style:text-properties officeooo:rsid="00e33d94"/>
    </style:style>
    <style:style style:name="T71" style:family="text">
      <style:text-properties officeooo:rsid="00ed87fb"/>
    </style:style>
    <style:style style:name="T72" style:family="text">
      <style:text-properties officeooo:rsid="00f0d79f"/>
    </style:style>
    <style:style style:name="T73" style:family="text">
      <style:text-properties officeooo:rsid="00f297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Архитектура АСОИУ</text:p>
      <text:p text:style-name="P10">Экзамен в конце третьего семестра.</text:p>
      <text:p text:style-name="P10">В конце второго семестра зачет</text:p>
      <text:p text:style-name="P10"/>
      <text:p text:style-name="P10">3 — 4 домашних работы, по каждой работе отчет <text:span text:style-name="T1">+ контрольные вопросы, требующие письменные ответы</text:span></text:p>
      <text:p text:style-name="P10"/>
      <text:p text:style-name="P11">Работа над контрольными вопросами преследует практическую цель получить автомат на экзамене.</text:p>
      <text:p text:style-name="P11"/>
      <text:p text:style-name="P12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13"/>
      <text:p text:style-name="P13">Каждый получит тему курсовой работы. Вначале б<text:span text:style-name="T8">у</text:span>дет нео<text:span text:style-name="T8">б</text:span>ходимо разработать литерат, а в следующем семестре пояснительную записку</text:p>
      <text:p text:style-name="P13"/>
      <text:p text:style-name="P14">В реферате нужно кратко изложить суть <text:span text:style-name="T9">двух трех вопросов, которые не касаются темы курсовой работы</text:span>. <text:span text:style-name="T9">Первый абзац: реферат посвященн теме со ссылкой на первоисточник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4"/>
      <text:p text:style-name="P3">Лекция 1</text:p>
      <text:p text:style-name="P15"><text:s/></text:p>
      <text:p text:style-name="P16">Темы семестра:</text:p>
      <text:list xml:id="list1899397340035809658" text:style-name="L1">
        <text:list-item>
          <text:p text:style-name="P110">Этимологический анализ архитектуры АСОИУ</text:p>
        </text:list-item>
        <text:list-item>
          <text:p text:style-name="P146"><text:span text:style-name="T10">Примеры архитектур автоматизированных систем обработки информации и управления (ГАС «Контур», </text:span><text:span text:style-name="T11">ГАС «Выборы», ГАС «ГРМ»)</text:span></text:p>
        </text:list-item>
        <text:list-item>
          <text:p text:style-name="P147"><text:span text:style-name="T11">Т</text:span><text:span text:style-name="T10">енденции автоматизации</text:span></text:p>
        </text:list-item>
        <text:list-item>
          <text:p text:style-name="P111">Базовая функционально — структурная модель архитектуры АСОИУ</text:p>
        </text:list-item>
        <text:list-item>
          <text:p text:style-name="P112">Базовая модель поведения пользователя в архитектуре АСОИУ</text:p>
        </text:list-item>
      </text:list>
      <text:p text:style-name="P12"/>
      <text:p text:style-name="P12"/>
      <text:p text:style-name="P12"/>
      <text:p text:style-name="P12"/>
      <text:p text:style-name="P2">Архитектура автоматизированных систем обработки информации и управления</text:p>
      <text:p text:style-name="P2"/>
      <text:p text:style-name="P18">Существуют эзотерические и экзотерические знания.</text:p>
      <text:p text:style-name="P18">Эзотерические — доступные посвященным, избранным, профессионалам.</text:p>
      <text:p text:style-name="P18">Экзотерические знания — общедоступные знания.</text:p>
      <text:p text:style-name="P18"/>
      <text:p text:style-name="P18">Система — главный термин этого термина — <text:span text:style-name="T27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27">составных элементов, обеспечивающих целому системное свойство, которым не обладает ни один из элементов по отдельности.</text:span></text:p>
      <text:p text:style-name="P18"/>
      <text:p text:style-name="P19">Действительность — все то, что доступно разуму человека и воздействует или может воздействовать на его органы чувств.</text:p>
      <text:p text:style-name="P19"/>
      <text:p text:style-name="P20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20"/>
      <text:p text:style-name="P21">Цель — это будущий результат </text:p>
      <text:p text:style-name="P21"/>
      <text:p text:style-name="P22">Элемент — составная част<text:span text:style-name="T28">ь </text:span>системы, которая <text:span text:style-name="T28">подразумевается</text:span> или рассматривается как единое целое</text:p>
      <text:p text:style-name="P22"/>
      <text:p text:style-name="P23">Свойство — индикатор или признак отличающий одно от другого.</text:p>
      <text:p text:style-name="P23"/>
      <text:p text:style-name="P23"/>
      <text:p text:style-name="P24">Из данного определения вытекают следующие свойства:</text:p>
      <text:list xml:id="list868522085502909169" text:style-name="L2">
        <text:list-item>
          <text:p text:style-name="P113">Любая система персонифицирована (имеет автора в лице конкретного человека либо коллектива)</text:p>
        </text:list-item>
        <text:list-item>
          <text:p text:style-name="P113">Система целесообразна (перед любой системой стоит цель или множество целей)</text:p>
        </text:list-item>
        <text:list-item>
          <text:p text:style-name="P113">Любая система имеет четкие границы</text:p>
        </text:list-item>
        <text:list-item>
          <text:p text:style-name="P114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115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116">Система является составной частью действительности из которой она выделена <text:span text:style-name="T29">(составные части системы, как физические тела взаимодействуют)</text:span></text:p>
        </text:list-item>
        <text:list-item>
          <text:p text:style-name="P117">Часть действительности, которая воздействует на систему называется окружающей средой</text:p>
        </text:list-item>
        <text:list-item>
          <text:p text:style-name="P117">В свою очередь система воздействует на окружающую среду</text:p>
        </text:list-item>
        <text:list-item>
          <text:p text:style-name="P117">Интенсивность воздействия окружающей среды на систему обратно пропорционально <text:s/>расстоянию</text:p>
        </text:list-item>
      </text:list>
      <text:p text:style-name="P25"/>
      <text:p text:style-name="P74">рисунок 1</text:p>
      <text:p text:style-name="P25"/>
      <text:p text:style-name="P26">Распространенным является понятие объект</text:p>
      <text:p text:style-name="P26">Объект — система, которая контекстно (т. е. При рассмотрении того или иного объекта) считается неделимым целым.</text:p>
      <text:p text:style-name="P26">Имеет место два случая: когда детализация объекта неважна, или когда внутреннее устройство системы нам не известна.</text:p>
      <text:p text:style-name="P26"/>
      <text:p text:style-name="P27">Объект, внутреннее устройство которого не известно, называется черным ящиком </text:p>
      <text:p text:style-name="P75">рисунок 2</text:p>
      <text:p text:style-name="P27"/>
      <text:p text:style-name="P27">Представление черного ящика является моделью окружающей действительности.</text:p>
      <text:p text:style-name="P27"/>
      <text:p text:style-name="P27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30">(вербальных, формальных, физических и их возможных комбинаций)</text:span>.</text:p>
      <text:p text:style-name="P27"/>
      <text:p text:style-name="P27"/>
      <text:p text:style-name="P4"><text:soft-page-break/>Лекция 2</text:p>
      <text:p text:style-name="P77">Вербальные выразительные свойства — язык двух модальностей: речь и текст. </text:p>
      <text:p text:style-name="P78">Значительно многообразнее формальные выразительные средства. К ним относятся схемы, графики, картины, <text:span text:style-name="T31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79">Физические выразительные средства — упрощенные и уменьшенные копии реальных объектов, <text:span text:style-name="T32">соответствующие критериям подобия, которое гарантирует идентичность процессов в уменьшенной копии и реальном объекте. </text:span></text:p>
      <text:p text:style-name="P79"/>
      <text:p text:style-name="P79"/>
      <text:p text:style-name="P80">Критерий подобия — критерий Рейндолье.</text:p>
      <text:p text:style-name="P80"/>
      <text:p text:style-name="P81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33">физические (также известны как моторные) модели, видео модели, аудио модели, мультимедийные модели.</text:span></text:p>
      <text:p text:style-name="P81"/>
      <text:p text:style-name="P82"><text:span text:style-name="T3">Моделирование</text:span> — разработка и применение моделей для изучени<text:span text:style-name="T34">я и</text:span> понимания окружающей <text:span text:style-name="T34">действительности.</text:span></text:p>
      <text:p text:style-name="P82"/>
      <text:p text:style-name="P83"><text:span text:style-name="T3">Реальная действительность</text:span> — все то, что действует на органы чувств человека.</text:p>
      <text:p text:style-name="P84"><text:span text:style-name="T3">Виртуальная действительность</text:span> — все то, что искусственно создано и дополняет окружение человека.</text:p>
      <text:p text:style-name="P84"/>
      <text:p text:style-name="P94">Системы бывают разные</text:p>
      <text:p text:style-name="P84"><text:span text:style-name="T35">по способности к целеполаганию: </text:span><text:span text:style-name="T6">целенаправленные системы</text:span><text:span text:style-name="T35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35"> (система, способная достигать сформулированных самостоятельно целей), </text:span><text:span text:style-name="T6">человеко — машинные системы</text:span><text:span text:style-name="T35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35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84"/>
      <text:p text:style-name="P85">Помимо всего система может быть автоматизированна.</text:p>
      <text:p text:style-name="P85"><text:span text:style-name="T3">Автоматизация</text:span> — это разработка средств вычислительной техники <text:span text:style-name="T36">и внедрение его в трудовую деятельность человека для усиления его интеллекта.</text:span></text:p>
      <text:p text:style-name="P86"><text:span text:style-name="T3">Интеллект</text:span> — <text:span text:style-name="T37">величина, характеризующая количественную способность разума.</text:span></text:p>
      <text:p text:style-name="P86"/>
      <text:p text:style-name="P87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87"><text:span text:style-name="T5">Механизация</text:span><text:span text:style-name="T38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87"/>
      <text:p text:style-name="P88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109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89"/>
      <text:p text:style-name="P90"><text:span text:style-name="T3">Структурная схема</text:span> — упорядоченное множество <text:span text:style-name="T39">конструктивный</text:span> элементов и физических связей между ними.</text:p>
      <text:p text:style-name="P91"><text:span text:style-name="T3">Функциональные схемы</text:span> — упорядоченные множества реализуемых в системе функций и их логических связей.</text:p>
      <text:p text:style-name="P91"/>
      <text:p text:style-name="P92">Структурные и функциональные связи представляются в виде прямоугольников, соедин<text:span text:style-name="T42">енн</text:span>ых горизонтальными или вертикальными тонкими линиями, стрелками <text:span text:style-name="T40">(</text:span>однонаправленными или двунаправленными). <text:span text:style-name="T41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92"/>
      <text:p text:style-name="P93"><text:span text:style-name="T3">Управление</text:span> — перевод объекта их текущего состояния в требуемое.</text:p>
      <text:p text:style-name="P93"/>
      <text:p text:style-name="P103">Система управления<text:span text:style-name="T10"> — замкнутая система, состоящая из объекта управления и конт</text:span><text:span text:style-name="T12">тур</text:span><text:span text:style-name="T10">а обратной связи.</text:span></text:p>
      <text:p text:style-name="P95"><text:s/></text:p>
      <text:p text:style-name="P96"/>
      <text:p text:style-name="P96"/>
      <text:p text:style-name="P103"/>
      <text:p text:style-name="P108"><text:span text:style-name="T12">р</text:span><text:span text:style-name="T10">исунок 3</text:span></text:p>
      <text:p text:style-name="P96"/>
      <text:p text:style-name="P96"/>
      <text:p text:style-name="P96"/>
      <text:p text:style-name="P96"/>
      <text:p text:style-name="P103"/>
      <text:p text:style-name="P96"/>
      <text:p text:style-name="P96"/>
      <text:p text:style-name="P97">Различается два контура обратной связи: положительный и отрицательный, если при управлении входной контур изменяется в одном управлении — тот этот контур положительный.</text:p>
      <text:p text:style-name="P97">Если при управлении входной вектор меняется в обоих направлениях — тот этот контур отрицательный.</text:p>
      <text:p text:style-name="P97"/>
      <text:p text:style-name="P104"><text:span text:style-name="T10">Контур обратной связи мо</text:span><text:span text:style-name="T14">ж</text:span><text:span text:style-name="T10">ет быть реализован по-разному, </text:span><text:span text:style-name="T13">важен способ реализации контура обратной связи:</text:span></text:p>
      <text:list xml:id="list3738627275283976164" text:style-name="L3">
        <text:list-item>
          <text:p text:style-name="P148"><text:span text:style-name="T10">С</text:span><text:span text:style-name="T13"> </text:span><text:span text:style-name="T10">помощью автоматов — система автоматического управления (</text:span><text:span text:style-name="T43">САУ</text:span><text:span text:style-name="T10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148"><text:span text:style-name="T10">С помощью человека или коллектива людей — </text:span><text:span text:style-name="T15">включая и те случаи, когда человек или коллектив использует измерительну</text:span><text:span text:style-name="T16">ю</text:span><text:span text:style-name="T15"> аппаратуру, вычислительные устройства, </text:span><text:span text:style-name="T16">но управляющ</text:span><text:span text:style-name="T17">ее решение человек или коллектив принимает самостоятельно. В этом случае мы имеем дело с ручной системой управления (</text:span><text:span text:style-name="T44">РСУ</text:span><text:span text:style-name="T17">)</text:span></text:p>
        </text:list-item>
        <text:list-item>
          <text:p text:style-name="P149"><text:span text:style-name="T10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10">)</text:span></text:p>
        </text:list-item>
      </text:list>
      <text:p text:style-name="P98"/>
      <text:p text:style-name="P105"><text:soft-page-break/><text:span text:style-name="T10">Системы автоматического управления используются в тех случаях, когда объект управления хорошо структурирован</text:span><text:span text:style-name="T18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99"/>
      <text:p text:style-name="P99"/>
      <text:p text:style-name="P99"/>
      <text:p text:style-name="P99"/>
      <text:p text:style-name="P106"><text:span text:style-name="T18">М</text:span><text:span text:style-name="T10">ожет ли быть система управления разомкнутой</text:span></text:p>
      <text:p text:style-name="P100"/>
      <text:p text:style-name="P100"/>
      <text:p text:style-name="P107">Лекция 4</text:p>
      <text:p text:style-name="P101">Социально-технологические объекты — большинство промышленных предприятий.</text:p>
      <text:p text:style-name="P101">Социально-организационные объекты — мин<text:span text:style-name="T50">и</text:span>стерства, ведомства, и другие организации.</text:p>
      <text:p text:style-name="P102">Рис 4</text:p>
      <text:p text:style-name="P102"/>
      <text:p text:style-name="P101">Обладают рядом особенностей:</text:p>
      <text:list xml:id="list2720997070805315307" text:style-name="L4">
        <text:list-item>
          <text:p text:style-name="P118">Значительный удельный вес человеческого фактора (включенные в систему люди наделены конкретными функциями, для реализации которых они выполняют в большей своей части повседневную рутинную работу, <text:span text:style-name="T45">решая одни и те же задачи для разных исходных данных)</text:span></text:p>
        </text:list-item>
        <text:list-item>
          <text:p text:style-name="P119">Значительные информационные потоки, которые формируют многочисленные сообщения, причем не автоматические, а специально выделенными для этого специалистами, т. е. Со значительной долей ручного труда, <text:span text:style-name="T46">при этом специалисты могут использовать соответствующие устройства и вычислительную технику.</text:span></text:p>
        </text:list-item>
        <text:list-item>
          <text:p text:style-name="P120">Управляющее воздействие не вычисляется, а принимаются и вырабатываются управленческие решения, в том числе и на коллегиальной основе с использованием специальным образом структурированной разнообразной информации, <text:span text:style-name="T47">в том числе и мультимедийной, в реальном режиме времени.</text:span></text:p>
        </text:list-item>
        <text:list-item>
          <text:p text:style-name="P121">Принятые управленческие решения реализуются не автоматически, а человеком, т. е. Первым лицом на объекте управления и его аппаратом</text:p>
        </text:list-item>
        <text:list-item>
          <text:p text:style-name="P122">Возникает <text:span text:style-name="T48">аддитивная</text:span> необходимость создавать и поддерживать с последующим совершенствованием <text:span text:style-name="T48">привлекательный</text:span> имидж объекта <text:span text:style-name="T48">на основе специально подобранной деловой и рекламной информации и удовлетворять информационные потребности сторонних потребителей.</text:span></text:p>
        </text:list-item>
        <text:list-item>
          <text:p text:style-name="P123">Способность удовлетворять информационные потребности населения в широком смысле этого слова, <text:span text:style-name="T49">исключая непосредственный контакт с чиновниками.</text:span></text:p>
        </text:list-item>
      </text:list>
      <text:p text:style-name="P28">Перечисленные особенности характерны системам двух выделенных видов.</text:p>
      <text:p text:style-name="P28"/>
      <text:p text:style-name="P28"/>
      <text:p text:style-name="P29"><text:span text:style-name="T3">Классы пользователей </text:span>автоматизированных систем </text:p>
      <text:list xml:id="list8682372020159456195" text:style-name="L5">
        <text:list-item>
          <text:p text:style-name="P124"><text:span text:style-name="T3">Лица принимающие решения (ЛПР)</text:span> — первое лицо в организации или на предприятии, директор, генеральный д<text:span text:style-name="T51">ирр</text:span>ектор</text:p>
        </text:list-item>
        <text:list-item>
          <text:p text:style-name="P124"><text:span text:style-name="T3">Лица готовящие решение (ЛГР)</text:span> — аппарат первого лица</text:p>
        </text:list-item>
        <text:list-item>
          <text:p text:style-name="P125"><text:span text:style-name="T3">Коллегия (КЛГ)</text:span> — в научно исследовательском институте — научно исследовательский совет. </text:p>
        </text:list-item>
        <text:list-item>
          <text:p text:style-name="P126"><text:span text:style-name="T3">Лица реализующие сценарий (ЛРС)</text:span> </text:p>
        </text:list-item>
        <text:list-item>
          <text:p text:style-name="P126"><text:span text:style-name="T3">Лица выполняющие работу</text:span> — многочисленные специалисты, выполняющие повседневную работу.</text:p>
        </text:list-item>
        <text:list-item>
          <text:p text:style-name="P127"><text:span text:style-name="T3">Лица исполняющие решение (ЛИР)</text:span> — принятое решение необходимо реализовать</text:p>
        </text:list-item>
        <text:list-item>
          <text:p text:style-name="P150"><text:soft-page-break/>Лица готовящие информацию (ЛГИ)</text:p>
        </text:list-item>
        <text:list-item>
          <text:p text:style-name="P128"><text:span text:style-name="T3">Лица, пользующиеся информацией ЛПИ</text:span> -сторонние пользователи, желающие удовлетворить свои информационные потребности</text:p>
        </text:list-item>
        <text:list-item>
          <text:p text:style-name="P128"><text:span text:style-name="T3">Лица, обеспечивающие функционирование системы</text:span>, к этому классу относятся пользователи, для которых автоматизированная информационная система является предметом труда.</text:p>
        </text:list-item>
      </text:list>
      <text:p text:style-name="P30">Перечисленные классы — это пользователи, для которых АСОИУ является орудием труда, в том смысле, что они <text:span text:style-name="T53">используют</text:span> эту систему для получения информации, необходимой для осуществления действий в своей профессиональной <text:span text:style-name="T53">деятельности.</text:span> </text:p>
      <text:p text:style-name="P30"/>
      <text:p text:style-name="P30">АИС <text:s/>(Автоматизированная исполнительная система) нуждается в обслуживании</text:p>
      <text:p text:style-name="P30"/>
      <text:p text:style-name="P31">Других классов пользователей по большому счету не существует, все пользователи вписываются в <text:s/>существующие.</text:p>
      <text:p text:style-name="P31"/>
      <text:p text:style-name="P31"/>
      <text:p text:style-name="P31"/>
      <text:p text:style-name="P32">Понятие автоматизированная система обработки информации и управления — <text:span text:style-name="T52">это система управления,в контур обратной связи которой включена автоматизированная информационная система.</text:span></text:p>
      <text:p text:style-name="P32"/>
      <text:p text:style-name="P33">Рис 5 <text:span text:style-name="T54">(Графическая модель АСОИУ)</text:span></text:p>
      <text:p text:style-name="P33"/>
      <text:p text:style-name="P33"/>
      <text:p text:style-name="P35">Определение слова «Архитектура»</text:p>
      <text:p text:style-name="P34">В далекой древности, вся техника называлась - «техник», если замечали что-то наиболее красивое, то называли это «Архитектоник» - совершенное, целесообразное, изящное. Человека который творил что-то изящное, назвали «архитектор». <text:span text:style-name="T55">Для древних греков, архитектура — конечный результат творчества. Исходя из этих соображений:</text:span></text:p>
      <text:p text:style-name="P34"/>
      <text:p text:style-name="P36"><text:span text:style-name="T3">Архитектура</text:span> — результат творческого процесса, характеризующийся полезностью и эстетичностью.</text:p>
      <text:p text:style-name="P36"/>
      <text:p text:style-name="P37">Конечно нужно понимать, что архитектура — сложное понятие, поэтому существует множество определений, характеризующих это понятие. Важным является то, что архитектура является составной частью того или иного словосочетания.</text:p>
      <text:p text:style-name="P37"/>
      <text:p text:style-name="P38"><text:span text:style-name="T3">Архитектура объект</text:span><text:span text:style-name="T7">а</text:span> — <text:span text:style-name="T56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33"/>
      <text:p text:style-name="P40">Определение понятия Архитектура АСОИУ</text:p>
      <text:p text:style-name="P39"><text:span text:style-name="T3">Архитектура АСОИУ</text:span> — это внешний облик или вид системы, представляемый в виде схем, графиков, таблиц, описаний и тд, без учета внутреннего строения (устройства) системы.</text:p>
      <text:p text:style-name="P39"/>
      <text:p text:style-name="P41">Важным является то, что в этом определении отсутствует чувственный аспект, тархитектура рассматриваемая с точки зрения созерцания.</text:p>
      <text:p text:style-name="P41"/>
      <text:p text:style-name="P41"/>
      <text:p text:style-name="P41"/>
      <text:p text:style-name="P5"><text:soft-page-break/>Лекция 5</text:p>
      <text:p text:style-name="P42"/>
      <text:p text:style-name="P42"><text:span text:style-name="T3">Архитектура АСОИУ</text:span> — понятная, привлекательная и простая информационно — технологическая среда профессиональной деятельности пользователей. <text:span text:style-name="T57">Среда жизнедеятельности пользователей. Среда жизнедеятельности людей.</text:span></text:p>
      <text:p text:style-name="P42"/>
      <text:p text:style-name="P42"/>
      <text:p text:style-name="P43">Сетевое общество это определение учитывает <text:span text:style-name="T58">чувственный</text:span> аспект, учитывает то, что пользователь не сторонний наблюдатель, а его <text:span text:style-name="T58">непосредственная</text:span> главная составляющая часть.</text:p>
      <text:p text:style-name="P46"/>
      <text:p text:style-name="P43"/>
      <text:p text:style-name="P44">Понятность — достижение конкретного смысла при минимуме знаний</text:p>
      <text:p text:style-name="P44"/>
      <text:p text:style-name="P44"><text:span text:style-name="T3">Привлекательность</text:span> — особенность чего-то, определяющая естественную бес принуждения потребность человека в нем</text:p>
      <text:p text:style-name="P44"/>
      <text:p text:style-name="P45"><text:span text:style-name="T3">Простота</text:span> — возможность повседневного использования чего-либо без значимого интелектуального напряжения</text:p>
      <text:p text:style-name="P45"/>
      <text:p text:style-name="P45"/>
      <text:p text:style-name="P47">Любая автоматизированная система должна создаваться не для человека, а с человеком</text:p>
      <text:p text:style-name="P47"/>
      <text:p text:style-name="P48">Интклектуальная технологическая среда — интелектуальность представляется интелектом разработчиков и определяется интеллектом пользователей, в зависимости от опыта пользователей зависит результативность деятельности пользователя в его сфере.</text:p>
      <text:p text:style-name="P48">Информационая составляющая определяется информацией, под которой подразумивается информация вводимая, выводимая, результаты обработки, и программы, вссе они создают субстанцию, которую нельзя пощупать, поторгать, посмотреть, но она превратилась в мощную экономическую составляющую</text:p>
      <text:p text:style-name="P48">Технологическая составляющая — часть системы, которая определяется многими факторами: историческими, культурными и прочими.</text:p>
      <text:p text:style-name="P48"/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76"><text:soft-page-break/>Примеры АСОИУ</text:p>
      <text:list xml:id="list6714211967779086215" text:style-name="L6">
        <text:list-item>
          <text:p text:style-name="P129">ГАС «Контур»</text:p>
        </text:list-item>
        <text:list-item>
          <text:p text:style-name="P129">ГАС «Выборы»</text:p>
        </text:list-item>
        <text:list-item>
          <text:p text:style-name="P129">ГАС «ГРН»</text:p>
        </text:list-item>
      </text:list>
      <text:p text:style-name="P50"/>
      <text:p text:style-name="P50"/>
      <text:p text:style-name="P6">Контур</text:p>
      <text:p text:style-name="P51">Система предназначалась для управления народным хозяйством страны в мирное время и особый период. Начало системы относится к 1970 году. Первая очередь этой системы была создана в первой половине 70х годов (1975 — 1976).</text:p>
      <text:p text:style-name="P51"/>
      <text:p text:style-name="P52">Предпосылки:</text:p>
      <text:list xml:id="list2362449186834754069" text:style-name="L7">
        <text:list-item>
          <text:p text:style-name="P130">состояние холодной войны</text:p>
        </text:list-item>
        <text:list-item>
          <text:p text:style-name="P130">уровень научно технического развития средств вычислительной техники был уже достаточно высок и обеспечивал возможность создания подобной системы</text:p>
        </text:list-item>
      </text:list>
      <text:p text:style-name="P52"/>
      <text:p text:style-name="P53">Смысл любой системы состоит в ответе на вопрос, почему стало необходимым создать оперделенную систему.</text:p>
      <text:p text:style-name="P53"/>
      <text:p text:style-name="P53">Любая система создается для кого-то. «Контур» создвался для высших чинов управления страной в два возможных периода.</text:p>
      <text:p text:style-name="P53"/>
      <text:p text:style-name="P53">Физический смысл любой системы состоит в ответе на вопрос, для кого система создана, конкретно «Контур» - генсек ЦК КПСС и председатель совета министров.</text:p>
      <text:p text:style-name="P53"/>
      <text:p text:style-name="P53">Мы выделели два класса пользователей: ЛПР и ЛГР. </text:p>
      <text:p text:style-name="P53"/>
      <text:p text:style-name="P54">Каждая система характеризуется двумя видами целей: цель создания (что нужно конкретно создать?) и второй вид <text:s/>- цель функционирования (для чего это создано?)</text:p>
      <text:p text:style-name="P54"/>
      <text:p text:style-name="P7">Цели создания:</text:p>
      <text:list xml:id="list1247759003854827270" text:style-name="L8">
        <text:list-item>
          <text:p text:style-name="P131">Обеспечение живучести (способность системы выполнять свои функции при выходе из строя отдельных ее звеньев <text:span text:style-name="T59">в силу разрушительного действия внешней или окружающей среды</text:span>) системы</text:p>
        </text:list-item>
        <text:list-item>
          <text:p text:style-name="P132">Оборудовать пользователей системы автоматизированными рабочими местами <text:span text:style-name="T60">и обеспечить их взаимодействие в реальном масштабе времени</text:span></text:p>
        </text:list-item>
        <text:list-item>
          <text:p text:style-name="P133">Сформировать централизованную базу данных, <text:span text:style-name="T61">характеризующих текущее состояние народного хозяйства </text:span></text:p>
        </text:list-item>
      </text:list>
      <text:p text:style-name="P55"/>
      <text:p text:style-name="P8">Цели функционирования:</text:p>
      <text:list xml:id="list697120091879553253" text:style-name="L9">
        <text:list-item>
          <text:p text:style-name="P134">Введение централизованной базы данных (накопление, хранение, обновление, поиск)</text:p>
        </text:list-item>
        <text:list-item>
          <text:p text:style-name="P135">Информационное обслуживание пользователей системы в реальном масштабе времени</text:p>
        </text:list-item>
        <text:list-item>
          <text:p text:style-name="P136">Оперативный контроль и управление народным хозяйством</text:p>
        </text:list-item>
      </text:list>
      <text:p text:style-name="P56"/>
      <text:p text:style-name="P56"/>
      <text:p text:style-name="P56"/>
      <text:p text:style-name="P56"/>
      <text:p text:style-name="P9">Лекция 6</text:p>
      <text:p text:style-name="P56"/>
      <text:p text:style-name="P57">Т — табло отображения информации коллективного пользования.</text:p>
      <text:p text:style-name="P57"><text:soft-page-break/>Ахр — автоматизированное хранилище</text:p>
      <text:p text:style-name="P57">КС — каналы связи</text:p>
      <text:p text:style-name="P57">К — камутатор</text:p>
      <text:p text:style-name="P57">АЕРМЛПР — автоматизированное рабочее место лица, принимающего решение</text:p>
      <text:p text:style-name="P57">АРМЛГР — автоматизированные рабочие места лиц, готовящих решение</text:p>
      <text:p text:style-name="P57">УО — управляющий <text:span text:style-name="T62">орган</text:span> (объект)</text:p>
      <text:p text:style-name="P58">АРМЛИР — автоматизированное рабочее место лица, исполняющего решение</text:p>
      <text:p text:style-name="P59">АРМЛГИ — автоматизированное рабочее место лица, готовящего информацию</text:p>
      <text:p text:style-name="P60">СЖО — система жизнеобеспечения</text:p>
      <text:p text:style-name="P61">АСТ — административно-служебный персонал</text:p>
      <text:p text:style-name="P61"/>
      <text:p text:style-name="P137">ОУ — объекты управления — промышленные предприятия, местные органы власти, категорированные (закрытые) города</text:p>
      <text:p text:style-name="P62">Хв — входной вектор верхнего звена</text:p>
      <text:p text:style-name="P62">Хн — нижнего звена</text:p>
      <text:p text:style-name="P62">тонкая двунаправленная стрелка — электрическая связь</text:p>
      <text:p text:style-name="P62">двойная стрелочка — транспортная связь</text:p>
      <text:p text:style-name="P62"/>
      <text:p text:style-name="P63">Каждая из трех вычислительных систем (ВС1, ВС2, ВС3) состоит из двух ЭВМ, которые подключенны параллельно (одна рабочая, другая в горячем режиме)</text:p>
      <text:p text:style-name="P63"/>
      <text:p text:style-name="P63"/>
      <text:p text:style-name="P64"><text:span text:style-name="T63">ГАС Контур предназначена для управления народным хозяйством страны в мирное время или в особый период. Она состояла из управляющего органа (руководство страны), </text:span><text:s/><text:span text:style-name="T63">объектов управления, важных для народного хозяйства, рассредоточенных по территории страны и трех главных вычислительных центрах, территориально разобщенных для обеспечения необходимой живучести системы. Объекты управления, управляющий орган и главные вычислительные центры взаимодействовали на основе системы связи, реализованной с использованием государственных телефонных и телеграфных каналов связи. </text:span></text:p>
      <text:p text:style-name="P138">Система являлась целенаправленной человеко-машинной системой, которой для взаимодействия человека с машиной для ввода — вывода информации звенья системы были снабжены автоматизированными рабочими местами. Обработка информации в системе осуществлялась на ГВЦ на трех вычислительных системах (ВС1, ВС2, ВС3) объединенных в кольцо. Вычислительные системы вс1, вс3 осуществляли информационный обмен с нижними и верхними соответственно, а вс2 осуществляло накапливание, хранение, поиск информации и ее обработку, а также решение пользовательских задач и выдачи им информации по их запросам. Для управления народным хозяйством необходима информация характеризующая прошлое состояние объектов управления, которое вводилось в систему с автоматизированных рабочих мест ЛГИ ввиде донесений периодических (ДПР) и незамедлительных (ДНЗ). Управляющее воздействие принимаемое на управляющем органе (УО) на арм ЛПР вводились в систему ввиде указаний (УКЗ) и передавались для исполнения на автоматизированные рабочие места лиц исполняющих решения (арм лир). О результатах исполнения указания сообщалось на управляющий орган с помощью донесения в ответном указании (ДУК) вводимого в систему с армлги.</text:p>
      <text:p text:style-name="P65">Оперативное управление функционированием системы осуществлялось с контрольно-командного пункта (ККП) <text:span text:style-name="T65">оперативно-диспетчерским</text:span> персоналом на основе информации отображаемом на табло коллективного пользования (Т) <text:span text:style-name="T64">и автоматизированных рабочих местах диспетчеров о принадлежности. Для перевода систем из текущего состояния в требуемое использовались специальные управляющие сообщения и диррективы.</text:span></text:p>
      <text:p text:style-name="P66">Система функционировала в круглосуточном режиме с коротковременными ежедневыми отключениями для проведения профелактических и регламентных работ.</text:p>
      <text:p text:style-name="P66"/>
      <text:p text:style-name="P67"><text:soft-page-break/>Звенья системы размещались в специальных сооружениях, обеспечивающих живучесть системы. </text:p>
      <text:p text:style-name="P67"/>
      <text:p text:style-name="P67"/>
      <text:p text:style-name="P68"/>
      <text:p text:style-name="P70">Звено — это конструктивная и/или функциональная завершенная часть системы.</text:p>
      <text:p text:style-name="P71"><text:span text:style-name="T66">Нижние з</text:span>венья системы — объекты управления. Количество звеньев в серднем 350.</text:p>
      <text:p text:style-name="P72">Верхнее звено системы — управляющий орган. Одно звено.</text:p>
      <text:p text:style-name="P72">Центральное звено — главный вычислительный центр. Предполагалось 3 (фактически было исполнено 2)</text:p>
      <text:p text:style-name="P72">Система связи — в отличие от предыдущих звеньев, не сосредоточена (распределено в пространстве) </text:p>
      <text:p text:style-name="P72"/>
      <text:p text:style-name="P69">Информационные потоки системы.</text:p>
      <text:p text:style-name="P70">Х<text:span text:style-name="T67">н — Донесения периодические (регулярные донесения разной периодичностью: суточные, месячные, квартальные, годовые), Донесения незамедлительные (случайные донесения). Они характеризовали прошлое состояние объекта управления. Объем суточного периодического донесения — 1кб, месячного — 10кб, квартального — 100кб. Средний объем незамедлительного донесения — 2кб. Чем характеризуются эти случайные величины? Незамедлительное донесение — случайная величина. </text:span></text:p>
      <text:p text:style-name="P73">Интенсивность — в среднем 10 сообщений в (то ли секунду, то ли сутки)</text:p>
      <text:p text:style-name="P73"/>
      <text:p text:style-name="P73">Хв — входной вектор <text:span text:style-name="T68">верхнего звена</text:span>— указания, запросы <text:span text:style-name="T69">на поиск информации в базе данных системы</text:span>, задания на решение задач. <text:span text:style-name="T70">Указание — случайное сообщение. Интенсивность указаний — 100 указаний в сутки. Средний объем указаний — 1000 байт. Запрос на поиск информации — случайная величина, объем запроса — 500 байт. Интенсивность запросов — 5000 в сутки. Задание на решение задач: интенсивность — 50 заданий в сутки, объем задания в среднем 500 байт.</text:span></text:p>
      <text:p text:style-name="P73"/>
      <text:p text:style-name="P73"/>
      <text:p text:style-name="P140">Yн — выходной вектор на нижних звеньях — указание <text:span text:style-name="T71">поступающее с верхнего звена, управляющего органа</text:span>, квитанции, технологические распоряжения ТРП и ТРН. <text:span text:style-name="T71">Эти сообщения формируются автоматически самой системой. Предназначены для тех случаев, если сообщение принято системой -отправителю отправляется квитанция, об принятии его сообщения. ТРП — технологическое расположение на повторный ввод, иногда с подсказкой. Таких повторных вводов может быть несколько. Обычно 2 или 3. </text:span></text:p>
      <text:p text:style-name="P140"><text:span text:style-name="T71">ТРН — технологическое сообщение о неприеме. Это внештатная ситуация. К проблеме подключаются специальные спеуиалисты, чтобы понять, что произошло</text:span></text:p>
      <text:p text:style-name="P140"/>
      <text:p text:style-name="P140"/>
      <text:p text:style-name="P141">Yв - Сводки — документ, сформированный системой на основе переодических донесений, в которых содержится интегральная информация, на основе принятых и обработанных переодических сообщений. Это незамедлительное донесение, которое характеризует ситуацию на объекте. </text:p>
      <text:p text:style-name="P73"/>
      <text:p text:style-name="P33"/>
      <text:p text:style-name="P141">Xотп — директива</text:p>
      <text:p text:style-name="P141">Yотп — справка, выдоваемая <text:span text:style-name="T73">на рабочее место</text:span>, выводимая на табло</text:p>
      <text:p text:style-name="P141"/>
      <text:p text:style-name="P142">Директива — управляющее воздействие, передписывающее персоналу осуществить переход из текущего состояния в требуемое. <text:span text:style-name="T72">Объем директивы — 100 байт. Усредненная </text:span><text:soft-page-break/><text:span text:style-name="T72">интенсивность — 50 дирректив в смену. Такая же интенсивность и в отношении справок. Размер справки — 2800 байт</text:span></text:p>
      <text:p text:style-name="P142"/>
      <text:p text:style-name="P142"/>
      <text:p text:style-name="P142"/>
      <text:p text:style-name="P151">Задачи, решаемые системой</text:p>
      <text:p text:style-name="P143">Система предназначена длля решения двух типов задач: пользовательских (функциональных) <text:s/>и технологических</text:p>
      <text:p text:style-name="P143">Функциональные задачи — результаты которых предназначены для удовлетворения информациональной потребности пользователей верхнего хвена системы.</text:p>
      <text:p text:style-name="P143"/>
      <text:p text:style-name="P144">Технологические задачи — задачи, результаты, которых предназначены для кдовлетворения информациональной потребности оперативно-диспетчерского персонала.</text:p>
      <text:p text:style-name="P144"/>
      <text:p text:style-name="P145">Функциональные задачи</text:p>
      <text:list xml:id="list8981871681631870463" text:style-name="L10">
        <text:list-item>
          <text:p text:style-name="P154"><text:span text:style-name="T19">Контроль состояния объектов управления — задача, решаемая с помощью переодических донесений</text:span></text:p>
        </text:list-item>
        <text:list-item>
          <text:p text:style-name="P155"><text:span text:style-name="T10">Управление объектами нижних ззвеньев — задача, решаемая, с помощью указания</text:span></text:p>
        </text:list-item>
        <text:list-item>
          <text:p text:style-name="P155"><text:span text:style-name="T10">Контроль исполнения принятых решений — с помощью донесений <text:s/>переодических и сводных в ответных указаниях</text:span></text:p>
        </text:list-item>
        <text:list-item>
          <text:p text:style-name="P155"><text:span text:style-name="T10">Оперативное информирование об черезвычайных ситуациях — ДНЗ</text:span></text:p>
        </text:list-item>
        <text:list-item>
          <text:p text:style-name="P155"><text:span text:style-name="T10">Решение специальных задач (план — разработка планов развития народного хозяйства на определенный фиксированный период времени, снабжение — распределение ресурсов между важными для страны объектами, контроль — строительства и ввода в эксплуатацию важных для страны объектов)</text:span></text:p>
        </text:list-item>
      </text:list>
      <text:p text:style-name="P156"><text:span text:style-name="T10"/></text:p>
      <text:p text:style-name="P157"><text:span text:style-name="T10">Технологические задачи </text:span></text:p>
      <text:list xml:id="list276163932308207251" text:style-name="L11">
        <text:list-item>
          <text:p text:style-name="P158"><text:span text:style-name="T10">Контроль функционирования системы — решалась с помощью СПП</text:span></text:p>
        </text:list-item>
        <text:list-item>
          <text:p text:style-name="P158"><text:span text:style-name="T10">Управление функционированием системы — ДИР</text:span></text:p>
        </text:list-item>
        <text:list-item>
          <text:p text:style-name="P158"><text:span text:style-name="T10">Ремонт и восстановление </text:span><text:span text:style-name="T26">программно-технических</text:span><text:span text:style-name="T10"> средств — СЖО</text:span></text:p>
        </text:list-item>
      </text:list>
      <text:p text:style-name="P157"><text:span text:style-name="T10"/></text:p>
      <text:p text:style-name="P157"><text:span text:style-name="T10"/></text:p>
      <text:p text:style-name="P152">Техническое обеспечение системы</text:p>
      <text:p text:style-name="P159"><text:span text:style-name="T10">Вычислительная способность была реализована на больших ЭВМ единой серии ЕС ЭВМ</text:span><text:span text:style-name="T20"> (ЕС — 1010, ЕС — 1030, </text:span><text:span text:style-name="T21">ЕС — 1050)</text:span></text:p>
      <text:p text:style-name="P159"><text:span text:style-name="T21"/></text:p>
      <text:p text:style-name="P160"><text:span text:style-name="T10">Управляющие органы были реализованы на базе </text:span><text:span text:style-name="T22">абонентские пункты </text:span><text:span text:style-name="T10">АП — 2 </text:span><text:span text:style-name="T22">(электромеханические устройства, способные только вводить или выводить информацию, без обработки)</text:span><text:span text:style-name="T10">, АП — </text:span><text:span text:style-name="T22">(на основе микропроцессорной техники, более совершенные устройства, обладающие возможностью </text:span><text:span text:style-name="T10">,</text:span><text:span text:style-name="T22">проводить некоторые простейшие операции)</text:span><text:span text:style-name="T10"> АП — 60</text:span></text:p>
      <text:p text:style-name="P160"><text:span text:style-name="T10"/></text:p>
      <text:p text:style-name="P161"><text:span text:style-name="T10">Каналы связи — телефонные и телеграфные линии</text:span></text:p>
      <text:p text:style-name="P161"><text:span text:style-name="T10"/></text:p>
      <text:p text:style-name="P153">Программное обеспечение системы</text:p>
      <text:p text:style-name="P162"><text:span text:style-name="T10">Программное обеспечение: общее программное обеспечение и специальное програмное обеспечение</text:span></text:p>
      <text:p text:style-name="P162"><text:span text:style-name="T10">Общее программное обеспечнеие включает операционную систему, програмная система управления телеобработкой, система управления вычислительным процессом, система управления базы данных</text:span></text:p>
      <text:p text:style-name="P162"><text:span text:style-name="T10"/></text:p>
      <text:p text:style-name="P163"><text:span text:style-name="T10">Операционная система синхронизирует работу технических средств и протекающих или реализуемых в них процессов — основное </text:span><text:span text:style-name="T23">предназначение</text:span><text:span text:style-name="T10"> операционной системы.</text:span></text:p>
      <text:p text:style-name="P164"><text:soft-page-break/><text:span text:style-name="T10">Операционная система является интелектуальной составляющей любой эвм.</text:span></text:p>
      <text:p text:style-name="P164"><text:span text:style-name="T10"/></text:p>
      <text:p text:style-name="P164"><text:span text:style-name="T10">Система управления телеобработкой — основная функция, реализующая ввод информациии в систему и вывод из нее результатов обработки</text:span></text:p>
      <text:p text:style-name="P164"><text:span text:style-name="T10"/></text:p>
      <text:p text:style-name="P165"><text:span text:style-name="T10">Система управления вычислительным процессом — основная функция — контроль процессов обработки информации в системе.</text:span></text:p>
      <text:p text:style-name="P165"><text:span text:style-name="T10"/></text:p>
      <text:p text:style-name="P166"><text:span text:style-name="T10">Система управления базами данных (СУБД) — накопление информации в системе, ее хранение, обновление поиск и обработка.</text:span></text:p>
      <text:p text:style-name="P166"><text:span text:style-name="T10"/></text:p>
      <text:p text:style-name="P167"><text:span text:style-name="T10">В системе контур использовалась операционная система 6.0, КИКС и ДИСОД — адаптированный вариант </text:span><text:span text:style-name="T26">американского</text:span><text:span text:style-name="T10"> Adanas.</text:span></text:p>
      <text:p text:style-name="P167"><text:span text:style-name="T10"/></text:p>
      <text:p text:style-name="P167"><text:span text:style-name="T10">На каждой вычислительной системе стояло своя операционная система. КИКС на вс1 и вс3. ДИСОД — на вс2.</text:span></text:p>
      <text:p text:style-name="P167"><text:span text:style-name="T10"/></text:p>
      <text:p text:style-name="P167"><text:span text:style-name="T10"/></text:p>
      <text:p text:style-name="P167"><text:span text:style-name="T10"/></text:p>
      <text:p text:style-name="P168"><text:span text:style-name="T10">Специальное </text:span><text:span text:style-name="T26">программное</text:span><text:span text:style-name="T10"> обеспечение — </text:span><text:span text:style-name="T26">программное</text:span><text:span text:style-name="T10"> обеспечение, которое разрабатывается специально под систему и не подлежит </text:span><text:span text:style-name="T26">разглашению</text:span></text:p>
      <text:p text:style-name="P168"><text:span text:style-name="T10"><text:s/>Состоит из програ</text:span><text:span text:style-name="T26">м</text:span><text:span text:style-name="T10">много средств</text:span><text:span text:style-name="T24">а</text:span><text:span text:style-name="T10"> защиты и програм</text:span><text:span text:style-name="T24">м</text:span><text:span text:style-name="T10">ное средств</text:span><text:span text:style-name="T25">а</text:span><text:span text:style-name="T10"> решения задач пользователя.</text:span></text:p>
      <text:p text:style-name="P168"><text:span text:style-name="T10"/></text:p>
      <text:p text:style-name="P169"><text:span text:style-name="T10">Необходимой составляющей любой системы является информационное обеспечение. </text:span></text:p>
      <text:list xml:id="list7602027592444320381" text:style-name="L12">
        <text:list-header>
          <text:p text:style-name="P170"><text:span text:style-name="T10">Составляющими информационной составляющей системы являлись</text:span></text:p>
        </text:list-header>
        <text:list-item>
          <text:p text:style-name="P170"><text:span text:style-name="T10">оперативная информация, формируемая на основе входных и выходных информационных сообщений</text:span></text:p>
        </text:list-item>
        <text:list-item>
          <text:p text:style-name="P170"><text:span text:style-name="T10">общесистемная информация, состоящая из классификатора товаров и услуг и вторая составляющая — нормативно, правовые акты</text:span></text:p>
        </text:list-item>
        <text:list-item>
          <text:p text:style-name="P171"><text:span text:style-name="T10">Программное обеспечнеие как информационные данные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3-29T17:08:36.350109084</dc:date>
    <meta:editing-duration>PT8H6M51S</meta:editing-duration>
    <meta:editing-cycles>229</meta:editing-cycles>
    <meta:document-statistic meta:table-count="0" meta:image-count="0" meta:object-count="0" meta:page-count="12" meta:paragraph-count="217" meta:word-count="3083" meta:character-count="25868" meta:non-whitespace-character-count="22886"/>
  </office:meta>
</office:document-meta>
</file>